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0e4b51f" officeooo:paragraph-rsid="00e4b51f"/>
    </style:style>
    <style:style style:name="P106" style:family="paragraph" style:parent-style-name="Standard">
      <style:text-properties officeooo:rsid="00f95e95" officeooo:paragraph-rsid="00f95e95"/>
    </style:style>
    <style:style style:name="P107" style:family="paragraph" style:parent-style-name="Standard">
      <style:text-properties officeooo:rsid="00faefe4" officeooo:paragraph-rsid="00faefe4"/>
    </style:style>
    <style:style style:name="P108" style:family="paragraph" style:parent-style-name="Standard">
      <style:text-properties officeooo:rsid="0106ae28" officeooo:paragraph-rsid="0106ae28"/>
    </style:style>
    <style:style style:name="P109" style:family="paragraph" style:parent-style-name="Standard">
      <style:text-properties officeooo:rsid="01323167" officeooo:paragraph-rsid="01323167"/>
    </style:style>
    <style:style style:name="P110"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0e6a4e6"/>
    </style:style>
    <style:style style:name="T61" style:family="text">
      <style:text-properties officeooo:rsid="010b4892"/>
    </style:style>
    <style:style style:name="T62"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5059_1643121603" office:name="Les petites modifications" text:style-name="Index_20_Link" text:visited-style-name="Index_20_Link">1.12 Les petites modifications<text:tab/>1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L’atelier de peinture</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La pause et reprise jeu</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p text:style-name="P104"><draw:frame draw:style-name="fr2" draw:name="Image4" text:anchor-type="char" svg:width="17cm" svg:height="7.812cm" draw:z-index="3"><draw:image xlink:href="Pictures/100000010000047F00000211145C40A4.png" xlink:type="simple" xlink:show="embed" xlink:actuate="onLoad" draw:mime-type="image/png"/></draw:frame></text:p>
      <text:h text:style-name="Heading_20_2" text:outline-level="2"><text:bookmark-start text:name="__RefHeading___Toc5059_1643121603"/>Les petites modifications<text:bookmark-end text:name="__RefHeading___Toc5059_1643121603"/></text:h>
      <text:p text:style-name="P105">Une modification a été faite sur la méthode send de machine permettant d’envoyer seulement si la machine voisine n’a pas déjà un item dans sa file, cela permet d’éviter de supprimer les objets <text:span text:style-name="T60">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text:span><text:soft-page-break/><text:span text:style-name="T3">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06">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07">dans la fonction mettre à jour affchage.</text:p>
      <text:p text:style-name="P108">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08"/>
      <text:p text:style-name="P107"><text:span text:style-name="T61">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09">Modifications de <text:span text:style-name="T62">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text:span><text:soft-page-break/><text:span text:style-name="T3">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text:span><text:soft-page-break/><text:span text:style-name="T3">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10">Permet d’obtenir cela :</text:p>
      <text:p text:style-name="P110"><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2</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2</text:page-number><text:s/>/ <text:page-count>22</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31T16:54:48.975128300</dc:date>
    <meta:editing-duration>PT18H51M2S</meta:editing-duration>
    <meta:editing-cycles>270</meta:editing-cycles>
    <meta:generator>LibreOffice/25.8.5.2$Windows_X86_64 LibreOffice_project/9c8b85f387cc00a89945a79c9e6239f32e450ac2</meta:generator>
    <meta:document-statistic meta:table-count="0" meta:image-count="4" meta:object-count="0" meta:page-count="22" meta:paragraph-count="239" meta:word-count="5582" meta:character-count="44471" meta:non-whitespace-character-count="34138"/>
  </office:meta>
</office:document-meta>
</file>